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6-01-12" calcext:value-type="date">
            <text:p>12/01/2026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9" office:value-type="float" office:value="210" calcext:value-type="float">
            <text:p>21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8]-[.F8]" office:value-type="float" office:value="210" calcext:value-type="float">
            <text:p>21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8])" office:value-type="float" office:value="210" calcext:value-type="float">
            <text:p>21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8.928304748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8.9326686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2-02T14:30:19.405716588</dc:date>
    <dc:language>pt-PT</dc:language>
    <meta:editing-cycles>444</meta:editing-cycles>
    <meta:editing-duration>PT13H23M43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